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99033782766818013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743515558544251298"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4978796937583036117"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85377086262011784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34028263186153584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48252103437894620"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121735485930351139"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3947257695280178402"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343460" text:continue-list="list6121735485930351139"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180504590485740094"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31954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32939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335811"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346668"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317639"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45515489176444885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259927767825768908"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28353230739927048"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325736"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562967230499680802"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108161947675633063"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633208234931409801" text:style-name="L15">
        <text:list-item>
          <text:list>
            <text:list-header>
              <text:p text:style-name="P183">1.5 miles averaging about 9:40/mile and rest 1 min</text:p>
            </text:list-header>
          </text:list>
        </text:list-item>
      </text:list>
      <text:p text:style-name="P24">1 mile in 8:26 and rest 2 min</text:p>
      <text:list xml:id="list4826608553682741027"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292605648047916891"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334523"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6816094737794579707"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941908457521248276"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6375404531892217501"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347382" text:continue-list="list8941908457521248276" text:style-name="L19">
        <text:list-item>
          <text:list>
            <text:list-header>
              <text:p text:style-name="P187">(Pace*HR)=1240</text:p>
            </text:list-header>
          </text:list>
        </text:list-item>
      </text:list>
      <text:list xml:id="list34318605" text:continue-list="list6816094737794579707" text:style-name="L18">
        <text:list-item>
          <text:list>
            <text:list-header>
              <text:p text:style-name="P186">2 miles at 10:46/mile Ave HR= 121 bpm and rest a few minutes</text:p>
            </text:list-header>
          </text:list>
        </text:list-item>
      </text:list>
      <text:list xml:id="list34337571" text:continue-list="list34347382"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318148"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14664876766447147"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42338982845051487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073599709055318845"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9013002051699450242"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960598354471011838"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876974891172277508"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348295"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33530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995636849991851305"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785567678243283108"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91278304299540418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214153591950058712"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901314120469745495"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07799581415496681" text:style-name="L32">
        <text:list-item>
          <text:list>
            <text:list-header>
              <text:p text:style-name="P197">0.25 miles in 2:54</text:p>
              <text:p text:style-name="P197">1 mile in 9:21 going faster as I ran and ending at around 8:30 pace</text:p>
            </text:list-header>
          </text:list>
        </text:list-item>
      </text:list>
      <text:list xml:id="list6995382320734472609"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21976113946629938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947307288511358554"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655849476061722790"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237722660742403561"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text:soft-page-break/></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text:soft-page-break/>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086032128164849367"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ext:soft-page-break/>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22T14:07:53.49</dc:date>
    <dc:creator>James Lombardi</dc:creator>
    <meta:editing-duration>P28DT16H12M29S</meta:editing-duration>
    <meta:editing-cycles>2115</meta:editing-cycles>
    <meta:generator>OpenOffice/4.1.2$Win32 OpenOffice.org_project/412m3$Build-9782</meta:generator>
    <meta:document-statistic meta:table-count="0" meta:image-count="9" meta:object-count="0" meta:page-count="209" meta:paragraph-count="6110" meta:word-count="66122" meta:character-count="338697"/>
  </office:meta>
</office:document-meta>
</file>